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Courier New" fo:font-size="9pt" style:font-size-asian="9pt" style:font-name-complex="Courier New" style:font-size-complex="9pt"/>
    </style:style>
    <style:style style:name="P2" style:family="paragraph" style:parent-style-name="Jobim_20_Email">
      <style:text-properties fo:language="en" fo:country="US"/>
    </style:style>
    <style:style style:name="P3" style:family="paragraph" style:parent-style-name="Jobim_20_Normal">
      <style:paragraph-properties fo:margin-left="0cm" fo:margin-right="0cm" fo:text-indent="0.762cm" style:auto-text-indent="false"/>
    </style:style>
    <style:style style:name="P4" style:family="paragraph" style:parent-style-name="Jobim_20_Normal">
      <style:paragraph-properties fo:margin-left="0cm" fo:margin-right="0cm" fo:text-indent="0.6cm" style:auto-text-indent="false"/>
      <style:text-properties fo:font-size="10pt" fo:language="en" fo:country="US" style:letter-kerning="true" style:font-size-asian="10pt" style:font-size-complex="10pt"/>
    </style:style>
    <style:style style:name="P5" style:family="paragraph" style:parent-style-name="Jobim_20_Bibliography" style:list-style-name="L1">
      <style:paragraph-properties fo:margin-left="0.7cm" fo:margin-right="0cm" fo:text-indent="-0.7cm" style:auto-text-indent="false">
        <style:tab-stops>
          <style:tab-stop style:position="0.7cm"/>
        </style:tab-stops>
      </style:paragraph-properties>
    </style:style>
    <style:style style:name="P6" style:family="paragraph" style:parent-style-name="Jobim_20_Title" style:master-page-name="MP0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officeooo:rsid="001d5a4e" style:font-style-asian="italic"/>
    </style:style>
    <style:style style:name="T5" style:family="text">
      <style:text-properties fo:font-variant="small-caps" fo:language="en" fo:country="US"/>
    </style:style>
    <style:style style:name="T6" style:family="text">
      <style:text-properties style:text-position="56% 100%" fo:font-size="8pt" fo:language="en" fo:country="US" style:font-size-asian="8pt" style:font-size-complex="8pt"/>
    </style:style>
    <style:style style:name="T7" style:family="text">
      <style:text-properties style:text-position="50% 100%" fo:font-size="8pt" fo:language="en" fo:country="US" style:font-size-asian="8pt" style:font-size-complex="8pt"/>
    </style:style>
    <style:style style:name="T8" style:family="text">
      <style:text-properties fo:font-style="italic" style:font-style-asian="italic"/>
    </style:style>
    <style:style style:name="T9" style:family="text">
      <style:text-properties fo:color="#ff0000" fo:language="en" fo:country="US"/>
    </style:style>
    <style:style style:name="T10" style:family="text">
      <style:text-properties fo:color="#c00000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1" style:family="text">
      <style:text-properties fo:color="#c00000" fo:language="en" fo:country="US" style:text-underline-style="solid" style:text-underline-width="auto" style:text-underline-color="font-color" fo:font-weight="bold" officeooo:rsid="001d5a4e" style:text-underline-mode="continuous" style:text-overline-mode="continuous" style:text-line-through-mode="continuous" style:font-weight-asian="bold"/>
    </style:style>
    <style:style style:name="T12" style:family="text">
      <style:text-properties officeooo:rsid="001b43c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4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6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9.4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_DdeLink__487_141866275"/>Template for JOBIM 2017 <text:bookmark-end text:name="__DdeLink__487_141866275"/><text:span text:style-name="T12">Poster</text:span> [Titre/Title]</text:p>
      <text:p text:style-name="Jobim_20_Authors"><text:span text:style-name="Default_20_Paragraph_20_Font"><text:span text:style-name="T1">FirstName </text:span></text:span><text:span text:style-name="Default_20_Paragraph_20_Font"><text:span text:style-name="T5">LastName1</text:span></text:span><text:span text:style-name="Default_20_Paragraph_20_Font"><text:span text:style-name="T6">1</text:span></text:span><text:span text:style-name="Default_20_Paragraph_20_Font"><text:span text:style-name="T1">, FirstName </text:span></text:span><text:span text:style-name="Default_20_Paragraph_20_Font"><text:span text:style-name="T5">LastName2</text:span></text:span><text:span text:style-name="Default_20_Paragraph_20_Font"><text:span text:style-name="T6">2</text:span></text:span><text:span text:style-name="Default_20_Paragraph_20_Font"><text:span text:style-name="T1"> and FirstName </text:span></text:span><text:span text:style-name="Default_20_Paragraph_20_Font"><text:span text:style-name="T5">LastName3</text:span></text:span><text:span text:style-name="Default_20_Paragraph_20_Font"><text:span text:style-name="T6">2</text:span></text:span></text:p>
      <text:p text:style-name="Jobim_20_Address"><text:span text:style-name="Default_20_Paragraph_20_Font"><text:span text:style-name="T7">1</text:span></text:span><text:span text:style-name="Default_20_Paragraph_20_Font"><text:span text:style-name="T1"> Laboratory, Address, zip code, Town, Country</text:span></text:span></text:p>
      <text:p text:style-name="Jobim_20_Address"><text:span text:style-name="Default_20_Paragraph_20_Font"><text:span text:style-name="T7">2</text:span></text:span><text:span text:style-name="Default_20_Paragraph_20_Font"><text:span text:style-name="T1"> Laboratory, Address, zip code, Town, Country</text:span></text:span></text:p>
      <text:p text:style-name="P1"/>
      <text:p text:style-name="P2">Corresponding Author: <text:a xlink:type="simple" xlink:href="mailto:firstname.lastname@email.fr" text:style-name="Internet_20_link" text:visited-style-name="Visited_20_Internet_20_Link">firstname.lastname@email.fr</text:a></text:p>
      <text:p text:style-name="P2"/>
      <text:h text:style-name="Jobim_20_Section" text:outline-level="1">Introduction (<text:span text:style-name="Default_20_Paragraph_20_Font"><text:span text:style-name="T8">Times New Roman</text:span></text:span> 12-point type, bold)</text:h>
      <text:p text:style-name="Jobim_20_Normal"><text:span text:style-name="Default_20_Paragraph_20_Font"><text:span text:style-name="T1">The </text:span></text:span><text:span text:style-name="Default_20_Paragraph_20_Font"><text:span text:style-name="T2">Title</text:span></text:span><text:span text:style-name="Default_20_Paragraph_20_Font"><text:span text:style-name="T1">: </text:span></text:span><text:span text:style-name="Default_20_Paragraph_20_Font"><text:span text:style-name="T3">Times New Roman</text:span></text:span><text:span text:style-name="Default_20_Paragraph_20_Font"><text:span text:style-name="T1"> bold 14-point font, center 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2">Authors names</text:span></text:span><text:span text:style-name="Default_20_Paragraph_20_Font"><text:span text:style-name="T1">: </text:span></text:span><text:span text:style-name="Default_20_Paragraph_20_Font"><text:span text:style-name="T3">Times New Roman 11-point font</text:span></text:span><text:span text:style-name="Default_20_Paragraph_20_Font"><text:span text:style-name="T1">. Center as well. Please typeset the last name(s) of author(s) in small caps, starting with an uppercase first letter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2">Addresses</text:span></text:span><text:span text:style-name="Default_20_Paragraph_20_Font"><text:span text:style-name="T1">: </text:span></text:span><text:span text:style-name="Default_20_Paragraph_20_Font"><text:span text:style-name="T3">Courier New 9-point</text:span></text:span><text:span text:style-name="Default_20_Paragraph_20_Font"><text:span text:style-name="T1"> font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2">Email</text:span></text:span><text:span text:style-name="Default_20_Paragraph_20_Font"><text:span text:style-name="T1">: </text:span></text:span><text:span text:style-name="Default_20_Paragraph_20_Font"><text:span text:style-name="T3">Courier New 9-point font.</text:span></text:span><text:span text:style-name="Default_20_Paragraph_20_Font"><text:span text:style-name="T1"> Just give the email address of the corresponding author</text:span></text:span></text:p>
      <text:h text:style-name="Jobim_20_Section" text:outline-level="1">Document Structure (<text:span text:style-name="Default_20_Paragraph_20_Font"><text:span text:style-name="T8">Times New Roman</text:span></text:span> 12-point type, bold)</text:h>
      <text:p text:style-name="Jobim_20_Normal"><text:span text:style-name="Default_20_Paragraph_20_Font"><text:span text:style-name="T2">Text:</text:span></text:span><text:span text:style-name="Default_20_Paragraph_20_Font"><text:span text:style-name="T1"> </text:span></text:span><text:span text:style-name="Default_20_Paragraph_20_Font"><text:span text:style-name="T3">Times New Roman</text:span></text:span><text:span text:style-name="Default_20_Paragraph_20_Font"><text:span text:style-name="T1"> 11-point font and 6-point spacing between paragraphs. Italics may be used to emphasize words in running text. </text:span></text:span>Bold type and underlining should be avoided.</text:p>
      <text:h text:style-name="Jobim_20_Subsection" text:outline-level="2">Page Numbering (<text:span text:style-name="Default_20_Paragraph_20_Font"><text:span text:style-name="T8">Times New Roman</text:span></text:span> 11-point type, bold)</text:h>
      <text:p text:style-name="Jobim_20_Normal"><text:span text:style-name="Default_20_Paragraph_20_Font"><text:span text:style-name="T1">Pages must </text:span></text:span><text:span text:style-name="Default_20_Paragraph_20_Font"><text:span text:style-name="T9">NOT</text:span></text:span><text:span text:style-name="Default_20_Paragraph_20_Font"><text:span text:style-name="T1"> be numbered. Final pagination will be set by the editors of the proceedings.</text:span></text:span></text:p>
      <text:h text:style-name="Jobim_20_Section" text:outline-level="1">Citations</text:h>
      <text:p text:style-name="Jobim_20_Normal"><text:span text:style-name="Default_20_Paragraph_20_Font"><text:span text:style-name="T1">The list of references is headed </text:span></text:span><text:span text:style-name="Default_20_Paragraph_20_Font"><text:span text:style-name="T3">References</text:span></text:span><text:span text:style-name="Default_20_Paragraph_20_Font"><text:span text:style-name="T1">, it should be placed at the end of your contribution. It should be </text:span></text:span>in <text:span text:style-name="Default_20_Paragraph_20_Font"><text:span text:style-name="T8">Times New Roman</text:span></text:span> 10-point font. Please do not insert a page break before the list of references. For citations in the text, please use square brackets [1] and consecutive ordered numbers [2,3] in list of references. <text:span text:style-name="Default_20_Paragraph_20_Font"><text:span text:style-name="T1">Please find below examples on how to format references corresponding to articles [1], books [2], book chapters and proceedings [3].</text:span></text:span></text:p>
      <text:h text:style-name="Jobim_20_Section" text:outline-level="1">Warnings</text:h>
      <text:p text:style-name="P3"><text:span text:style-name="Default_20_Paragraph_20_Font"><text:span text:style-name="T1">Note that the maximum length of </text:span></text:span><text:span text:style-name="Default_20_Paragraph_20_Font"><text:span text:style-name="T4">Poster</text:span></text:span><text:span text:style-name="Default_20_Paragraph_20_Font"><text:span text:style-name="T1"> submission must not exceed </text:span></text:span><text:span text:style-name="Default_20_Paragraph_20_Font"><text:span text:style-name="T11">1</text:span></text:span><text:span text:style-name="Default_20_Paragraph_20_Font"><text:span text:style-name="T10"> page</text:span></text:span><text:span text:style-name="Default_20_Paragraph_20_Font"><text:span text:style-name="T1">. </text:span></text:span><text:span text:style-name="Default_20_Paragraph_20_Font"><text:span text:style-name="T9">A paper disregarding the format described in this document will be rejected (even if it was previously accepted by the program committee).</text:span></text:span></text:p>
      <text:p text:style-name="Jobim_20_Unnumbered_20_Section">Acknowledgements</text:p>
      <text:p text:style-name="P4">Acknowledgements are possible at the end of the document just before the References list. It should be in Times New Roman 10-point font.</text:p>
      <text:p text:style-name="Jobim_20_Unnumbered_20_Section">References</text:p>
      <text:list xml:id="list5470809398699876028" text:style-name="L1">
        <text:list-item>
          <text:p text:style-name="P5"><text:span text:style-name="Default_20_Paragraph_20_Font"><text:span text:style-name="T1">Alan D Sokal. Transgressing the boundaries: Toward a transformative hermeneutics of quantum gravity. </text:span></text:span><text:span text:style-name="Default_20_Paragraph_20_Font"><text:span text:style-name="T3">Social text</text:span></text:span><text:span text:style-name="Default_20_Paragraph_20_Font"><text:span text:style-name="T1">, (46/47):217–252, 1996.</text:span></text:span></text:p>
        </text:list-item>
        <text:list-item>
          <text:p text:style-name="P5"><text:span text:style-name="Default_20_Paragraph_20_Font"><text:span text:style-name="T1">Barbara Gastel and Robert A Day. </text:span></text:span><text:span text:style-name="Default_20_Paragraph_20_Font"><text:span text:style-name="T8">How to write and publish a scientific paper</text:span></text:span>. ABC-CLIO, 2016.</text:p>
        </text:list-item>
        <text:list-item>
          <text:p text:style-name="P5"><text:span text:style-name="Default_20_Paragraph_20_Font"><text:span text:style-name="T1">Graham Cormode, Shanmugavelayutham Muthukrishnan, and Jinyun Yan. Scienceography: the study of how science is written. In </text:span></text:span><text:span text:style-name="Default_20_Paragraph_20_Font"><text:span text:style-name="T3">International Conference on Fun with Algorithms</text:span></text:span><text:span text:style-name="Default_20_Paragraph_20_Font"><text:span text:style-name="T1">, pages 379–391. Springer, 2012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hyphenate="false"/>
    </style:style>
    <style:style style:name="Jobim_20_Title" style:display-name="Jobim Title" style:family="paragraph">
      <style:paragraph-properties fo:margin-top="0cm" fo:margin-bottom="0.15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Helvetica" style:font-family-complex="Helvetica" style:font-family-generic-complex="system" style:font-pitch-complex="variable" style:font-size-complex="14pt" style:font-weight-complex="bold" fo:hyphenate="false"/>
    </style:style>
    <style:style style:name="Jobim_20_Authors" style:display-name="Jobim Authors" style:family="paragraph">
      <style:paragraph-properties fo:margin-top="0.212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ddress" style:display-name="Jobim Address" style:family="paragraph" style:parent-style-name="Normal">
      <style:paragraph-properties fo:margin-top="0cm" fo:margin-bottom="0cm" loext:contextual-spacing="false" fo:line-height="100%" fo:text-align="center" style:justify-single-word="false" fo:orphans="0" fo:widows="0" fo:hyphenation-ladder-count="no-limit" style:text-autospace="none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Email" style:display-name="Jobim Emai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Courier" style:font-family-complex="Courier" style:font-family-generic-complex="modern" style:font-pitch-complex="fixed" style:font-size-complex="10pt" fo:hyphenate="false"/>
    </style:style>
    <style:style style:name="Jobim_20_Normal" style:display-name="Jobim Normal" style:family="paragraph" style:parent-style-name="Normal">
      <style:paragraph-properties fo:margin-left="0cm" fo:margin-right="0cm" fo:margin-top="0cm" fo:margin-bottom="0.212cm" loext:contextual-spacing="false" fo:line-height="100%" fo:text-align="justify" style:justify-single-word="false" fo:hyphenation-ladder-count="no-limit" fo:text-indent="0.4cm" style:auto-text-indent="false" style:text-autospace="none"/>
      <style:text-properties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Keywords" style:display-name="Jobim Keywords" style:family="paragraph">
      <style:paragraph-properties fo:margin-left="1cm" fo:margin-right="1cm" fo:margin-top="0.25cm" fo:margin-bottom="0.4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bstract" style:display-name="Jobim Abstract" style:family="paragraph">
      <style:paragraph-properties fo:margin-left="1cm" fo:margin-right="1cm" fo:margin-top="0.801cm" fo:margin-bottom="0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fo:font-style="italic" style:letter-kerning="true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Jobim_20_Section" style:display-name="Jobim Section" style:family="paragraph" style:parent-style-name="Normal" style:next-style-name="Jobim_20_Normal" style:auto-update="true" style:default-outline-level="1">
      <style:paragraph-properties fo:margin-top="0.4cm" fo:margin-bottom="0.199cm" loext:contextual-spacing="false" fo:line-height="100%" fo:orphans="0" fo:widows="0" fo:hyphenation-ladder-count="no-limit" fo:keep-with-next="always" style:text-autospace="none" style:writing-mode="lr-tb">
        <style:tab-stops>
          <style:tab-stop style:position="0.739cm"/>
          <style:tab-stop style:position="0.84cm"/>
        </style:tab-stops>
      </style:paragraph-properties>
      <style:text-properties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Helvetica" style:font-family-complex="Helvetica" style:font-family-generic-complex="system" style:font-pitch-complex="variable" style:font-size-complex="12pt" style:font-weight-complex="bold" fo:hyphenate="false"/>
    </style:style>
    <style:style style:name="Jobim_20_Unnumbered_20_Section" style:display-name="Jobim Unnumbered Section" style:family="paragraph" style:parent-style-name="Jobim_20_Section" style:default-outline-level="" style:list-style-name="">
      <style:paragraph-properties fo:hyphenation-ladder-count="no-limit" style:writing-mode="lr-tb">
        <style:tab-stops>
          <style:tab-stop style:position="0.7cm"/>
        </style:tab-stops>
      </style:paragraph-properties>
      <style:text-properties style:letter-kerning="false" fo:hyphenate="false"/>
    </style:style>
    <style:style style:name="Jobim_20_Bibliography" style:display-name="Jobim Bibliography" style:family="paragraph">
      <style:paragraph-properties fo:margin-left="0.7cm" fo:margin-right="0cm" fo:margin-top="0cm" fo:margin-bottom="0cm" loext:contextual-spacing="false" fo:line-height="100%" fo:text-align="justify" style:justify-single-word="false" fo:hyphenation-ladder-count="no-limit" fo:text-indent="-0.7cm" style:auto-text-indent="false" style:text-autospace="none">
        <style:tab-stops>
          <style:tab-stop style:position="0.7cm"/>
        </style:tab-stops>
      </style:paragraph-properties>
      <style:text-properties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Caption" style:display-name="Jobim Caption" style:family="paragraph" style:next-style-name="Jobim_20_Figure">
      <style:paragraph-properties fo:margin-top="0.423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Jobim_20_Figure" style:display-name="Jobim Figure" style:family="paragraph" style:parent-style-name="Jobim_20_Caption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>
          <style:tab-stop style:position="1.501cm"/>
        </style:tab-stops>
      </style:paragraph-properties>
      <style:text-properties fo:font-size="10pt" fo:font-weight="normal" style:letter-kerning="false" style:font-size-asian="10pt" style:font-weight-asian="normal" fo:hyphenate="false"/>
    </style:style>
    <style:style style:name="Jobim_20_Table" style:display-name="Jobim Table" style:family="paragraph" style:parent-style-name="Jobim_20_Caption">
      <style:paragraph-properties fo:margin-left="1.27cm" fo:margin-right="0cm" fo:hyphenation-ladder-count="no-limit" fo:text-indent="-0.635cm" style:auto-text-indent="false">
        <style:tab-stops/>
      </style:paragraph-properties>
      <style:text-properties style:letter-kerning="false" fo:hyphenate="false"/>
    </style:style>
    <style:style style:name="Jobim_20_Table_20_Content" style:display-name="Jobim Table Conten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Subsection" style:display-name="Jobim Subsection" style:family="paragraph" style:parent-style-name="Jobim_20_Section" style:next-style-name="Jobim_20_Normal" style:default-outline-level="2">
      <style:paragraph-properties fo:hyphenation-ladder-count="no-limit" style:writing-mode="lr-tb"/>
      <style:text-properties fo:font-size="11pt" style:font-size-asian="11pt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keyword>Some keywords</meta:keyword>
    <meta:keyword> important</meta:keyword>
    <meta:keyword> relevant.</meta:keyword>
    <meta:initial-creator>Prénom Nom | Prénom Nom | Prénom Nom</meta:initial-creator>
    <dc:creator>Mikael Salson</dc:creator>
    <meta:creation-date>2017-02-14T15:04:00Z</meta:creation-date>
    <dc:date>2017-02-14T17:23:57.477725469</dc:date>
    <meta:print-date>2011-02-07T22:06:00Z</meta:print-date>
    <meta:editing-cycles>7</meta:editing-cycles>
    <meta:editing-duration>PT31M15S</meta:editing-duration>
    <meta:document-statistic meta:table-count="0" meta:image-count="0" meta:object-count="0" meta:page-count="1" meta:paragraph-count="24" meta:word-count="362" meta:character-count="2324" meta:non-whitespace-character-count="1995"/>
    <meta:template xlink:type="simple" xlink:actuate="onRequest" xlink:title="" xlink:href="../../Highlight/jobim2017_template_Highlight_test.odt/Normal.dotm"/>
  </office:meta>
</office:document-meta>
</file>